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HeiseiMin-W3" style:name="HeiseiMin-W3"/>
    <style:font-face svg:font-family="HeiseiMin-W3" style:name="HeiseiMin-W3"/>
    <style:font-face svg:font-family="HeiseiMin-W3" style:name="HeiseiMin-W3"/>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1" style:display-name="h1">
      <style:paragraph-properties fo:margin-right="0pt" style:line-spacing="4pt" fo:margin-top="0pt" fo:text-align="left" fo:orphans="0" fo:margin-left="0pt" fo:margin-bottom="0pt" fo:padding="0ptpt" fo:text-indent="0pt" fo:widows="1"/>
      <style:text-properties fo:color="#000000" style:font-name="Arial" fo:font-weight="bold" fo:text-transform="None" fo:font-size="32.0"/>
    </style:style>
    <style:style style:family="paragraph" style:name="h2" style:display-name="h2">
      <style:paragraph-properties fo:margin-right="0pt" style:line-spacing="4pt" fo:margin-top="12pt" fo:text-align="left" fo:orphans="0" fo:margin-left="0pt" fo:margin-bottom="0pt" fo:padding="0ptpt" fo:text-indent="0pt" fo:widows="1"/>
      <style:text-properties fo:color="#000000" style:font-name="Arial" fo:font-weight="bold" fo:text-transform="None" fo:font-size="16.0"/>
    </style:style>
    <style:style style:family="paragraph" style:name="normal" style:display-name="normal">
      <style:paragraph-properties fo:margin-right="0pt" style:line-spacing="2pt" fo:margin-top="6pt" fo:text-align="left" fo:orphans="0" fo:margin-left="0pt" fo:margin-bottom="0pt" fo:padding="0ptpt" fo:text-indent="0pt" fo:widows="1"/>
      <style:text-properties fo:color="#000000" style:font-name="Arial" fo:text-transform="None" fo:font-size="10.0"/>
    </style:style>
    <style:style style:family="paragraph" style:name="jbody" style:display-name="jbody">
      <style:paragraph-properties fo:margin-right="0pt" style:line-spacing="2pt" fo:margin-top="6pt" fo:text-align="left" fo:orphans="0" fo:margin-left="0pt" fo:margin-bottom="0pt" fo:padding="0ptpt" fo:text-indent="0pt" fo:widows="1"/>
      <style:text-properties fo:color="#000000" style:font-name="HeiseiMin-W3" fo:text-transform="None" fo:font-size="10.0"/>
    </style:style>
    <style:style style:family="paragraph" style:name="jbackright" style:display-name="jbackright">
      <style:paragraph-properties fo:margin-right="0pt" style:line-spacing="2pt" fo:margin-top="6pt" fo:text-align="right" fo:background-color="#ffff00" fo:orphans="0" fo:margin-left="0pt" fo:margin-bottom="0pt" fo:padding="0ptpt" fo:text-indent="0pt" fo:widows="1"/>
      <style:text-properties fo:color="#000000" fo:background-color="#ffff00" style:font-name="HeiseiMin-W3" fo:text-transform="None" fo:font-size="10.0"/>
    </style:style>
    <style:style style:family="table" style:name="jnumeric" style:display-name="jnumeric">
      <style:table-column-properties/>
      <style:table-cell-properties/>
      <style:table-properties table:align="right"/>
      <style:table-row-properties/>
      <style:text-properties style:font-name="Times-Bold"/>
      <style:paragraph-properties/>
    </style:style>
    <style:style style:family="paragraph" style:name="Sp1" style:display-name="Sp1">
      <style:paragraph-properties style:line-spacing="12.0pt"/>
    </style:style>
    <style:style style:family="table" style:name="Table1" style:display-name="Table1">
      <style:table-properties style:rel-width="100%"/>
    </style:style>
    <style:style style:family="table-column" style:name="TableColumn1" style:display-name="TableColumn1">
      <style:table-column-properties/>
    </style:style>
    <style:style style:family="table-column" style:name="TableColumn2" style:display-name="TableColumn2">
      <style:table-column-properties/>
    </style:style>
    <style:style style:family="table-row" style:name="TableRow1" style:display-name="TableRow1">
      <style:table-row-properties style:use-optimal-row-height="true"/>
    </style:style>
    <style:style style:family="table-cell" style:name="TableCell1" style:display-name="TableCell1">
      <style:table-cell-properties style:shrink-to-fit="true"/>
    </style:style>
    <style:style style:family="paragraph" style:name="CellContent1" style:display-name="CellContent1">
      <style:text-properties/>
      <style:paragraph-properties/>
    </style:style>
    <style:style style:family="table-cell" style:name="TableCell2" style:display-name="TableCell2">
      <style:table-cell-properties style:shrink-to-fit="true"/>
    </style:style>
    <style:style style:family="paragraph" style:name="CellContent2" style:display-name="CellContent2">
      <style:text-properties/>
      <style:paragraph-properties/>
    </style:style>
    <style:style style:family="table-row" style:name="TableRow2" style:display-name="TableRow2">
      <style:table-row-properties style:use-optimal-row-height="true"/>
    </style:style>
    <style:style style:family="table-cell" style:name="TableCell3" style:display-name="TableCell3">
      <style:table-cell-properties style:shrink-to-fit="true"/>
    </style:style>
    <style:style style:family="paragraph" style:name="CellContent3" style:display-name="CellContent3">
      <style:text-properties/>
      <style:paragraph-properties/>
    </style:style>
    <style:style style:family="table-cell" style:name="TableCell4" style:display-name="TableCell4">
      <style:table-cell-properties style:shrink-to-fit="true"/>
    </style:style>
    <style:style style:family="paragraph" style:name="CellContent4" style:display-name="CellContent4">
      <style:text-properties/>
      <style:paragraph-properties/>
    </style:style>
    <style:style style:family="table-row" style:name="TableRow3" style:display-name="TableRow3">
      <style:table-row-properties style:use-optimal-row-height="true"/>
    </style:style>
    <style:style style:family="table-cell" style:name="TableCell5" style:display-name="TableCell5">
      <style:table-cell-properties style:shrink-to-fit="true"/>
    </style:style>
    <style:style style:family="paragraph" style:name="CellContent5" style:display-name="CellContent5">
      <style:text-properties/>
      <style:paragraph-properties/>
    </style:style>
    <style:style style:family="table-cell" style:name="TableCell6" style:display-name="TableCell6">
      <style:table-cell-properties style:shrink-to-fit="true"/>
    </style:style>
    <style:style style:family="paragraph" style:name="CellContent6" style:display-name="CellContent6">
      <style:text-properties/>
      <style:paragraph-properties/>
    </style:style>
    <style:style style:family="table-row" style:name="TableRow4" style:display-name="TableRow4">
      <style:table-row-properties style:use-optimal-row-height="true"/>
    </style:style>
    <style:style style:family="table-cell" style:name="TableCell7" style:display-name="TableCell7">
      <style:table-cell-properties style:shrink-to-fit="true"/>
    </style:style>
    <style:style style:family="paragraph" style:name="CellContent7" style:display-name="CellContent7">
      <style:text-properties/>
      <style:paragraph-properties/>
    </style:style>
    <style:style style:family="table-cell" style:name="TableCell8" style:display-name="TableCell8">
      <style:table-cell-properties style:shrink-to-fit="true"/>
    </style:style>
    <style:style style:family="paragraph" style:name="CellContent8" style:display-name="CellContent8">
      <style:text-properties/>
      <style:paragraph-properties/>
    </style:style>
    <style:style style:family="table-row" style:name="TableRow5" style:display-name="TableRow5">
      <style:table-row-properties style:use-optimal-row-height="true"/>
    </style:style>
    <style:style style:family="table-cell" style:name="TableCell9" style:display-name="TableCell9">
      <style:table-cell-properties style:shrink-to-fit="true"/>
    </style:style>
    <style:style style:family="paragraph" style:name="CellContent9" style:display-name="CellContent9">
      <style:text-properties/>
      <style:paragraph-properties/>
    </style:style>
    <style:style style:family="table-cell" style:name="TableCell10" style:display-name="TableCell10">
      <style:table-cell-properties style:shrink-to-fit="true"/>
    </style:style>
    <style:style style:family="paragraph" style:name="CellContent10" style:display-name="CellContent10">
      <style:text-properties/>
      <style:paragraph-properties/>
    </style:style>
    <style:style style:family="table-row" style:name="TableRow6" style:display-name="TableRow6">
      <style:table-row-properties style:use-optimal-row-height="true"/>
    </style:style>
    <style:style style:family="table-cell" style:name="TableCell11" style:display-name="TableCell11">
      <style:table-cell-properties style:shrink-to-fit="true"/>
    </style:style>
    <style:style style:family="paragraph" style:name="CellContent11" style:display-name="CellContent11">
      <style:text-properties/>
      <style:paragraph-properties/>
    </style:style>
    <style:style style:family="table-cell" style:name="TableCell12" style:display-name="TableCell12">
      <style:table-cell-properties style:shrink-to-fit="true"/>
    </style:style>
    <style:style style:family="paragraph" style:name="CellContent12" style:display-name="CellContent12">
      <style:text-properties/>
      <style:paragraph-properties/>
    </style:style>
    <style:style style:family="table-column" style:name="TableColumn3" style:display-name="TableColumn3">
      <style:table-column-properties/>
    </style:style>
    <style:style style:family="table-column" style:name="TableColumn4" style:display-name="TableColumn4">
      <style:table-column-properties/>
    </style:style>
    <style:style style:family="table-row" style:name="TableRow7" style:display-name="TableRow7">
      <style:table-row-properties style:use-optimal-row-height="true"/>
    </style:style>
    <style:style style:family="table-cell" style:name="TableCell13" style:display-name="TableCell13">
      <style:table-cell-properties style:shrink-to-fit="true"/>
    </style:style>
    <style:style style:family="table-row" style:name="TableRow8" style:display-name="TableRow8">
      <style:table-row-properties style:use-optimal-row-height="true"/>
    </style:style>
    <style:style style:family="table-cell" style:name="TableCell14" style:display-name="TableCell14">
      <style:table-cell-properties style:shrink-to-fit="true"/>
    </style:style>
    <style:style style:family="paragraph" style:name="CellContent14" style:display-name="CellContent14">
      <style:text-properties style:font-name="Times-Bold"/>
      <style:paragraph-properties fo:text-align="right"/>
    </style:style>
    <style:style style:family="table-cell" style:name="TableCell15" style:display-name="TableCell15">
      <style:table-cell-properties style:shrink-to-fit="true"/>
    </style:style>
    <style:style style:family="paragraph" style:name="CellContent15" style:display-name="CellContent15">
      <style:text-properties style:font-name="Times-Bold"/>
      <style:paragraph-properties fo:text-align="right"/>
    </style:style>
    <style:style style:family="table-row" style:name="TableRow9" style:display-name="TableRow9">
      <style:table-row-properties style:use-optimal-row-height="true"/>
    </style:style>
    <style:style style:family="table-cell" style:name="TableCell16" style:display-name="TableCell16">
      <style:table-cell-properties style:shrink-to-fit="true"/>
    </style:style>
    <style:style style:family="paragraph" style:name="CellContent16" style:display-name="CellContent16">
      <style:text-properties style:font-name="Times-Bold"/>
      <style:paragraph-properties fo:text-align="right"/>
    </style:style>
    <style:style style:family="table-cell" style:name="TableCell17" style:display-name="TableCell17">
      <style:table-cell-properties style:shrink-to-fit="true"/>
    </style:style>
    <style:style style:family="paragraph" style:name="CellContent17" style:display-name="CellContent17">
      <style:text-properties style:font-name="Times-Bold"/>
      <style:paragraph-properties fo:text-align="right"/>
    </style:style>
    <style:style style:family="table-row" style:name="TableRow10" style:display-name="TableRow10">
      <style:table-row-properties style:use-optimal-row-height="true"/>
    </style:style>
    <style:style style:family="table-cell" style:name="TableCell18" style:display-name="TableCell18">
      <style:table-cell-properties style:shrink-to-fit="true"/>
    </style:style>
    <style:style style:family="paragraph" style:name="CellContent18" style:display-name="CellContent18">
      <style:text-properties style:font-name="Times-Bold"/>
      <style:paragraph-properties fo:text-align="right"/>
    </style:style>
    <style:style style:family="table-cell" style:name="TableCell19" style:display-name="TableCell19">
      <style:table-cell-properties style:shrink-to-fit="true"/>
    </style:style>
    <style:style style:family="paragraph" style:name="CellContent19" style:display-name="CellContent19">
      <style:text-properties style:font-name="Times-Bold"/>
      <style:paragraph-properties fo:text-align="right"/>
    </style:style>
    <style:style style:family="table-row" style:name="TableRow11" style:display-name="TableRow11">
      <style:table-row-properties style:use-optimal-row-height="true"/>
    </style:style>
    <style:style style:family="table-cell" style:name="TableCell20" style:display-name="TableCell20">
      <style:table-cell-properties style:shrink-to-fit="true"/>
    </style:style>
    <style:style style:family="paragraph" style:name="CellContent20" style:display-name="CellContent20">
      <style:text-properties style:font-name="Times-Bold"/>
      <style:paragraph-properties fo:text-align="right"/>
    </style:style>
    <style:style style:family="table-cell" style:name="TableCell21" style:display-name="TableCell21">
      <style:table-cell-properties style:shrink-to-fit="true"/>
    </style:style>
    <style:style style:family="paragraph" style:name="CellContent21" style:display-name="CellContent21">
      <style:text-properties style:font-name="Times-Bold"/>
      <style:paragraph-properties fo:text-align="right"/>
    </style:style>
    <style:style style:family="table-row" style:name="TableRow12" style:display-name="TableRow12">
      <style:table-row-properties style:use-optimal-row-height="true"/>
    </style:style>
    <style:style style:family="table-cell" style:name="TableCell22" style:display-name="TableCell22">
      <style:table-cell-properties style:shrink-to-fit="true"/>
    </style:style>
    <style:style style:family="paragraph" style:name="CellContent22" style:display-name="CellContent22">
      <style:text-properties style:font-name="Times-Bold"/>
      <style:paragraph-properties fo:text-align="right"/>
    </style:style>
    <style:style style:family="table-cell" style:name="TableCell23" style:display-name="TableCell23">
      <style:table-cell-properties style:shrink-to-fit="true"/>
    </style:style>
    <style:style style:family="paragraph" style:name="CellContent23" style:display-name="CellContent23">
      <style:text-properties style:font-name="Times-Bold"/>
      <style:paragraph-properties fo:text-align="right"/>
    </style:style>
    <style:style style:family="table-row" style:name="TableRow13" style:display-name="TableRow13">
      <style:table-row-properties style:use-optimal-row-height="true"/>
    </style:style>
    <style:style style:family="table-cell" style:name="TableCell24" style:display-name="TableCell24">
      <style:table-cell-properties style:shrink-to-fit="true"/>
    </style:style>
    <style:style style:family="paragraph" style:name="CellContent24" style:display-name="CellContent24">
      <style:text-properties style:font-name="Times-Bold"/>
      <style:paragraph-properties fo:text-align="right"/>
    </style:style>
    <style:style style:family="table-cell" style:name="TableCell25" style:display-name="TableCell25">
      <style:table-cell-properties style:shrink-to-fit="true"/>
    </style:style>
    <style:style style:family="paragraph" style:name="CellContent25" style:display-name="CellContent25">
      <style:text-properties style:font-name="Times-Bold"/>
      <style:paragraph-properties fo:text-align="right"/>
    </style:style>
    <style:style style:family="table-row" style:name="TableRow14" style:display-name="TableRow14">
      <style:table-row-properties style:use-optimal-row-height="true"/>
    </style:style>
    <style:style style:family="table-cell" style:name="TableCell26" style:display-name="TableCell26">
      <style:table-cell-properties style:shrink-to-fit="true"/>
    </style:style>
  </office:automatic-styles>
  <office:body>
    <office:text text:use-soft-page-breaks="true">
      <text:p text:style-name="h1"><text:span text:style-name="T1">Japanese Language Tests</text:span></text:p>
      <text:p text:style-name="normal"><text:span text:style-name="T2">This test tries to display Japanese characters in several realistic situations. We'll start with a paragraph:</text:span></text:p>
      <text:p text:style-name="h2"><text:span text:style-name="T3">Basic output and text alignment</text:span></text:p>
      <text:p text:style-name="jbody"><text:span text:style-name="T4">says "Hilton Tokyo:" ヒルトン東京</text:span></text:p>
      <text:p text:style-name="jbody"><text:span text:style-name="T5">Gatwick Name: ヒルトン・ロンドン・ガトウィック・エアポート</text:span></text:p>
      <text:p text:style-name="normal"><text:span text:style-name="T6">The words below the title at the top should be right-aligned with the frame border.
If not, we've got our string widths wrong. If too far into the page, likelihood is
we are counting bytes not characters. Similar things apply to the paragraph below
whose Japanese portion should be underlined and right-aligned; if the underline is different in length
and text does not run to edge, we goofed.
</text:span></text:p>
      <text:p text:style-name="jbackright"><text:span text:style-name="T7">begin </text:span><text:span text:style-name="T8">日本語は難しいですね</text:span><text:span text:style-name="T9"> end</text:span></text:p>
      <text:p text:style-name="h2"><text:span text:style-name="T10">Text wrapping</text:span></text:p>
      <text:p text:style-name="jbody"><text:span text:style-name="T11">Gatwick Description: ガトウィック空港と連絡通路で直結されている唯一のホテルである当ホテルは、街の中心部から30分の場所にございます。全客室に高速インターネット環境を完備しております。ファミリールームは5名様までお泊りいただけます。また、エグゼクティブルームのお客様は、エグゼクティブラウンジをご利用いただけます。事前にご予約いただけるタイムトゥフライ・パッケージには、空港の駐車料金が含まれております。
</text:span></text:p>
      <text:p text:style-name="h2"><text:span text:style-name="T12">Other contexts</text:span></text:p>
      <text:p text:style-name="normal"><text:span text:style-name="T13">There are some other non-paragraph contexts for text display -
drawing strings directly, and placing strings (not paragraphs) in table cells. The title
at the top should have a ® symbol at the right, and all three should appear in
the table below:</text:span></text:p>
      <text:p text:style-name="Sp1"/>
      <table:table table:style-name="Table1">
        <table:table-column table:style-name="TableColumn1"/>
        <table:table-column table:style-name="TableColumn2"/>
        <table:table-row table:style-name="TableRow1">
          <table:table-cell table:style-name="TableCell1" office:value-type="string">
            <text:p text:style-name="CellContent1"><text:span text:style-name="T14">Symbol Name</text:span></text:p>
          </table:table-cell>
          <table:table-cell table:style-name="TableCell2" office:value-type="string">
            <text:p text:style-name="CellContent2"><text:span text:style-name="T15">Displays</text:span></text:p>
          </table:table-cell>
        </table:table-row>
        <table:table-row table:style-name="TableRow2">
          <table:table-cell table:style-name="TableCell3" office:value-type="string">
            <text:p text:style-name="CellContent3"><text:span text:style-name="T16">Copyright</text:span></text:p>
          </table:table-cell>
          <table:table-cell table:style-name="TableCell4" office:value-type="string">
            <text:p text:style-name="CellContent4"><text:span text:style-name="T17">©</text:span></text:p>
          </table:table-cell>
        </table:table-row>
        <table:table-row table:style-name="TableRow3">
          <table:table-cell table:style-name="TableCell5" office:value-type="string">
            <text:p text:style-name="CellContent5"><text:span text:style-name="T18">Registered</text:span></text:p>
          </table:table-cell>
          <table:table-cell table:style-name="TableCell6" office:value-type="string">
            <text:p text:style-name="CellContent6"><text:span text:style-name="T19">®</text:span></text:p>
          </table:table-cell>
        </table:table-row>
        <table:table-row table:style-name="TableRow4">
          <table:table-cell table:style-name="TableCell7" office:value-type="string">
            <text:p text:style-name="CellContent7"><text:span text:style-name="T20">Trademark</text:span></text:p>
          </table:table-cell>
          <table:table-cell table:style-name="TableCell8" office:value-type="string">
            <text:p text:style-name="CellContent8"><text:span text:style-name="T21">™</text:span></text:p>
          </table:table-cell>
        </table:table-row>
        <table:table-row table:style-name="TableRow5">
          <table:table-cell table:style-name="TableCell9" office:value-type="string">
            <text:p text:style-name="CellContent9"><text:span text:style-name="T22">Tokyo (as entities)</text:span></text:p>
          </table:table-cell>
          <table:table-cell table:style-name="TableCell10" office:value-type="string">
            <text:p text:style-name="CellContent10"><text:span text:style-name="T23">東京</text:span></text:p>
          </table:table-cell>
        </table:table-row>
        <table:table-row table:style-name="TableRow6">
          <table:table-cell table:style-name="TableCell11" office:value-type="string">
            <text:p text:style-name="CellContent11"><text:span text:style-name="T24">Tokyo (au naturelle)</text:span></text:p>
          </table:table-cell>
          <table:table-cell table:style-name="TableCell12" office:value-type="string">
            <text:p text:style-name="CellContent12"><text:span text:style-name="T25">東京</text:span></text:p>
          </table:table-cell>
        </table:table-row>
      </table:table>
      <text:p text:style-name="h2"><text:span text:style-name="T26">Charts</text:span></text:p>
      <text:p text:style-name="normal"><text:span text:style-name="T27">Drawing source should be Nikkei</text:span></text:p>
      <text:p text:style-name="normal"><text:span text:style-name="T28">This should split over the page break onto page two</text:span></text:p>
      <text:p text:style-name="jbody"><text:span text:style-name="T29">ガトウィック空港と連絡通路で直結されている唯一のホテルである当ホテルは、街の中心部から30分の場所にございます。全客室に高速インターネット環境を完備しております。ファミリールームは5名様までお泊りいただけます。また、エグゼクティブルームのお客様は、エグゼクティブラウンジをご利用いただけます。事前にご予約いただけるタイムトゥフライ・パッケージには、空港の駐車料金が含まれております。
</text:span></text:p>
      <text:p text:style-name="normal"><text:span text:style-name="T30">Text After</text:span></text:p>
      <text:p text:style-name="h2"><text:span text:style-name="T31">Table</text:span></text:p>
      <table:table table:style-name="jnumeric">
        <table:table-column table:style-name="TableColumn3"/>
        <table:table-column table:style-name="TableColumn4"/>
        <table:table-row table:style-name="TableRow7">
          <table:table-cell table:style-name="TableCell13" office:value-type="string"/>
        </table:table-row>
        <table:table-row table:style-name="TableRow8">
          <table:table-cell table:style-name="TableCell14" office:value-type="string">
            <text:p text:style-name="CellContent14"><text:span text:style-name="T32">日本語は難しいですね！</text:span></text:p>
          </table:table-cell>
          <table:table-cell table:style-name="TableCell15" office:value-type="string">
            <text:p text:style-name="CellContent15"><text:span text:style-name="T33">Profit</text:span></text:p>
          </table:table-cell>
        </table:table-row>
        <table:table-row table:style-name="TableRow9">
          <table:table-cell table:style-name="TableCell16" office:value-type="string">
            <text:p text:style-name="CellContent16"><text:span text:style-name="T34">Sprockets</text:span></text:p>
          </table:table-cell>
          <table:table-cell table:style-name="TableCell17" office:value-type="string">
            <text:p text:style-name="CellContent17"><text:span text:style-name="T35">26</text:span></text:p>
          </table:table-cell>
        </table:table-row>
        <table:table-row table:style-name="TableRow10">
          <table:table-cell table:style-name="TableCell18" office:value-type="string">
            <text:p text:style-name="CellContent18"><text:span text:style-name="T36">場所</text:span></text:p>
          </table:table-cell>
          <table:table-cell table:style-name="TableCell19" office:value-type="string">
            <text:p text:style-name="CellContent19"><text:span text:style-name="T37">34</text:span></text:p>
          </table:table-cell>
        </table:table-row>
        <table:table-row table:style-name="TableRow11">
          <table:table-cell table:style-name="TableCell20" office:value-type="string">
            <text:p text:style-name="CellContent20"><text:span text:style-name="T38">Thingummies</text:span></text:p>
          </table:table-cell>
          <table:table-cell table:style-name="TableCell21" office:value-type="string">
            <text:p text:style-name="CellContent21"><text:span text:style-name="T39">217</text:span></text:p>
          </table:table-cell>
        </table:table-row>
        <table:table-row table:style-name="TableRow12">
          <table:table-cell table:style-name="TableCell22" office:value-type="string">
            <text:p text:style-name="CellContent22"><text:span text:style-name="T40">何でも</text:span></text:p>
          </table:table-cell>
          <table:table-cell table:style-name="TableCell23" office:value-type="string">
            <text:p text:style-name="CellContent23"><text:span text:style-name="T41">23</text:span></text:p>
          </table:table-cell>
        </table:table-row>
        <table:table-row table:style-name="TableRow13">
          <table:table-cell table:style-name="TableCell24" office:value-type="string">
            <text:p text:style-name="CellContent24"><text:span text:style-name="T42">Total</text:span></text:p>
          </table:table-cell>
          <table:table-cell table:style-name="TableCell25" office:value-type="string">
            <text:p text:style-name="CellContent25"><text:span text:style-name="T43">277</text:span></text:p>
          </table:table-cell>
        </table:table-row>
        <table:table-row table:style-name="TableRow14">
          <table:table-cell table:style-name="TableCell26" office:value-type="string"/>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HeiseiMin-W3" style:name="HeiseiMin-W3"/>
    <style:font-face svg:font-family="HeiseiMin-W3" style:name="HeiseiMin-W3"/>
    <style:font-face svg:font-family="HeiseiMin-W3" style:name="HeiseiMin-W3"/>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text-underline-type="single"/>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office:styles>
  <office:automatic-styles>
    <style:page-layout style:name="Mpm1">
      <style:page-layout-properties fo:margin-right="0pt" fo:border="3pt" fo:margin-top="0pt" fo:page-width="612.0pt" fo:margin-left="72.0pt" fo:page-height="79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